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C000001C6891F81A9D8BB9FC4.png" manifest:media-type="image/png"/>
  <manifest:file-entry manifest:full-path="Pictures/100002010000052800000568A4E768A667B5FFEA.png" manifest:media-type="image/png"/>
  <manifest:file-entry manifest:full-path="Pictures/10000201000002D80000016596818961E3819994.png" manifest:media-type="image/png"/>
  <manifest:file-entry manifest:full-path="Pictures/1000020100000276000002E66F27F08FBBB10269.png" manifest:media-type="image/png"/>
  <manifest:file-entry manifest:full-path="Pictures/1000020100000A00000005A0C8CA3514355C3A9E.png" manifest:media-type="image/png"/>
  <manifest:file-entry manifest:full-path="Pictures/10000201000002B7000000CF15122C75719E2239.png" manifest:media-type="image/png"/>
  <manifest:file-entry manifest:full-path="Pictures/10000000000002A5000002A48D93B33542E37A81.png" manifest:media-type="image/png"/>
  <manifest:file-entry manifest:full-path="Pictures/1000020100000A0000000569060ACF86F0763228.png" manifest:media-type="image/png"/>
  <manifest:file-entry manifest:full-path="Pictures/10000000000002A7000002A7DDBCF1B3CA1067D7.png" manifest:media-type="image/png"/>
  <manifest:file-entry manifest:full-path="Pictures/10000000000002A4000002A7425AAA087C2796A4.png" manifest:media-type="image/png"/>
  <manifest:file-entry manifest:full-path="Pictures/100000000000040000000300FB6034A1006444F8.png" manifest:media-type="image/png"/>
  <manifest:file-entry manifest:full-path="Pictures/1000020100000A00000005A0ABAD6FBFA79339A4.png" manifest:media-type="image/png"/>
  <manifest:file-entry manifest:full-path="Pictures/10000000000002A7000002A79D6F8E807C6F6945.png" manifest:media-type="image/png"/>
  <manifest:file-entry manifest:full-path="Pictures/10000201000004F000000226132175B76C1C675F.png" manifest:media-type="image/png"/>
  <manifest:file-entry manifest:full-path="Pictures/1000020100000A00000005A08D8E949F0A1ABF6C.png" manifest:media-type="image/png"/>
  <manifest:file-entry manifest:full-path="Pictures/1000020100000A0000000569C0840CA85262373A.png" manifest:media-type="image/png"/>
  <manifest:file-entry manifest:full-path="Pictures/1000020100000A00000005A022B0D6914797EE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1.4cm" svg:height="21.4cm" svg:x="4cm" svg:y="0.505cm">
          <draw:image xlink:href="Pictures/10000000000002A7000002A7DDBCF1B3CA1067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1" draw:layer="layout" svg:width="19.6cm" svg:height="19.6cm" svg:x="4.6cm" svg:y="1.105cm">
          <draw:image xlink:href="Pictures/10000000000002A7000002A79D6F8E807C6F69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1" draw:layer="layout" svg:width="20.2cm" svg:height="20.17cm" svg:x="4.2cm" svg:y="0.72cm">
          <draw:image xlink:href="Pictures/10000000000002A5000002A48D93B33542E37A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3" draw:text-style-name="P3" draw:layer="layout" svg:width="18.8cm" svg:height="18.884cm" svg:x="4.6cm" svg:y="1.063cm">
          <draw:image xlink:href="Pictures/10000000000002A4000002A7425AAA087C2796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1" draw:layer="layout" svg:width="23.735cm" svg:height="17.8cm" svg:x="2.92cm" svg:y="2.2cm">
          <draw:image xlink:href="Pictures/100000000000040000000300FB6034A1006444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1" draw:layer="layout" svg:width="26.781cm" svg:height="15.063cm" svg:x="0.8cm" svg:y="2.6cm">
          <draw:image xlink:href="Pictures/1000020100000A00000005A0ABAD6FBFA79339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1" draw:layer="layout" svg:width="26.381cm" svg:height="14.271cm" svg:x="0.819cm" svg:y="3.4cm">
          <draw:image xlink:href="Pictures/1000020100000A0000000569060ACF86F07632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1" draw:text-style-name="P1" draw:layer="layout" svg:width="27.581cm" svg:height="12cm" svg:x="0.279cm" svg:y="4cm">
          <draw:image xlink:href="Pictures/10000201000004F000000226132175B76C1C67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1" draw:text-style-name="P1" draw:layer="layout" svg:width="27.377cm" svg:height="15.398cm" svg:x="0.223cm" svg:y="2.2cm">
          <draw:image xlink:href="Pictures/1000020100000A00000005A08D8E949F0A1ABF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1" draw:layer="layout" svg:width="27.961cm" svg:height="15.727cm" svg:x="0.039cm" svg:y="2.525cm">
          <draw:image xlink:href="Pictures/1000020100000A00000005A022B0D6914797E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1" draw:layer="layout" svg:width="27.999cm" svg:height="15.748cm" svg:x="0.019cm" svg:y="2.65cm">
          <draw:image xlink:href="Pictures/1000020100000A00000005A0C8CA3514355C3A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draw:frame draw:style-name="gr1" draw:text-style-name="P1" draw:layer="layout" svg:width="27.999cm" svg:height="15.146cm" svg:x="0.019cm" svg:y="2.951cm">
          <draw:image xlink:href="Pictures/1000020100000A0000000569C0840CA8526237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1" draw:text-style-name="P1" draw:layer="layout" svg:width="13.2cm" svg:height="15.547cm" svg:x="7cm" svg:y="2.257cm">
          <draw:image xlink:href="Pictures/1000020100000276000002E66F27F08FBBB102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1" draw:text-style-name="P1" draw:layer="layout" svg:width="24.513cm" svg:height="7.3cm" svg:x="1.762cm" svg:y="6.874cm">
          <draw:image xlink:href="Pictures/10000201000002B7000000CF15122C75719E22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1" draw:text-style-name="P1" draw:layer="layout" svg:width="25.678cm" svg:height="12.591cm" svg:x="1.18cm" svg:y="4.228cm">
          <draw:image xlink:href="Pictures/10000201000002D80000016596818961E38199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draw:style-name="gr1" draw:text-style-name="P1" draw:layer="layout" svg:width="17.462cm" svg:height="18.308cm" svg:x="5.288cm" svg:y="1.37cm">
          <draw:image xlink:href="Pictures/100002010000052800000568A4E768A667B5FF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frame draw:style-name="gr1" draw:text-style-name="P1" draw:layer="layout" svg:width="19.833cm" svg:height="12.575cm" svg:x="4.4cm" svg:y="4.425cm">
          <draw:image xlink:href="Pictures/10000201000002CC000001C6891F81A9D8BB9F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9:27:04.693337138</meta:creation-date>
    <dc:date>2017-01-11T11:49:43.448277243</dc:date>
    <meta:editing-duration>PT7M19S</meta:editing-duration>
    <meta:editing-cycles>2</meta:editing-cycles>
    <meta:generator>LibreOffice/5.1.4.2$Linux_X86_64 LibreOffice_project/10m0$Build-2</meta:generator>
    <meta:document-statistic meta:object-count="72"/>
  </office:meta>
</office:document-meta>
</file>